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gnoreAllErrorHandler.fatal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gnoreAllErrorHandler.IgnoreAll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gnoreAllErrorHandler.warning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gnoreAllErrorHandler.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